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1090648620610147188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9"><text:soft-page-break/><text:span text:style-name="T2">Sat 8/12/2017</text:span> 8.5 miles</text:p>
      <text:p text:style-name="P20">Jim Fitch and I ran and walked 8.5 miles on <text:s/>hilly roads and averaged about 12:30/mile.</text:p>
      <text:p text:style-name="P20">The sum of all the elevation gains was about 1000 ft as measured by Google Earth. <text:s/>We ran the 2 long downhills (each about 2 miles) and alternated walking and running ¼ miles on the 2 long uphills (each about 2 miles). </text:p>
      <text:p text:style-name="P20"/>
      <text:p text:style-name="P20">Sun 8/13/2017 <text:span text:style-name="T1">3.3 miles</text:span></text:p>
      <text:p text:style-name="P20">I ran 3 miles on hilly roads and grass and averaged 10:10/mile. Then I walked ¼ mile.</text:p>
      <text:p text:style-name="P20"/>
      <text:p text:style-name="P20">Mon 8/14/2017 <text:span text:style-name="T1">4 miles</text:span></text:p>
      <text:p text:style-name="P20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20"/>
      <text:p text:style-name="P20"><text:span text:style-name="T1">Tues 8/14/2017 </text:span><text:span text:style-name="T1">18 miles - a training run for the marathon</text:span></text:p>
      <text:p text:style-name="P20">I ran 3 times a 6 mile slightly hilly course with a 40 second stop at my house at the end of 6 miles and again at the end of 12 miles. <text:s/>The miles splits were:</text:p>
      <text:p text:style-name="P20">1<text:span text:style-name="T3">st</text:span> <text:s/>6 miles: <text:tab/>10:16, 9:38, 9:51, 9:46, 9:33, 9:15 <text:tab/>Average = <text:s/>9:43</text:p>
      <text:p text:style-name="P20">2<text:span text:style-name="T3">nd</text:span> 6 miles: <text:tab/>10:11, 9:52, 9:27, 9:19, 9:07, 8:55 <text:tab/>Average = <text:s/>9:28</text:p>
      <text:p text:style-name="P20">3<text:span text:style-name="T3">rd</text:span> 6 miles:<text:tab/>10:00, 9:50, 9:54, 10:07, 9:55, 9:27<text:tab/>Average = <text:s/>9:52</text:p>
      <text:p text:style-name="P20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mile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20"/>
      <text:p text:style-name="P20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The number 300 in the formula I found from experience. <text:s/>I weigh roughly 130 pounds. For someone weighing 50% more than me I think the number might be 50% larger or 450. <text:s/>The 1.3 corresponds to 1 hour and 18 min. <text:s/>Notice the formula say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20"/>
      <text:p text:style-name="P20">I ran for approximately 3 hours today. <text:s/>So calories = 300(3-1.3) = 510 calories. <text:s/>How many calories did I actually eat? Breakfast → 200 calories, Gatorade → 200 calories </text:p>
      <text:p text:style-name="P20">2 energy gels → 200 calories for a total of 600 calories. So I was fine with the calorie intake because it was more than the calculated 510 calories. <text:s/>An interesting thing to note is the number of calories goes up fairly quickly as the time for the run increases. <text:s/>If I run for 4 hours my formula gives 810 calories and for 10 hours it gives 2610 calories. <text:s/>I always calculate the number of calories required for me to run for long times and carefully plan how I will meet the requirement. </text:p>
      <text:p text:style-name="P19"/>
      <text:p text:style-name="P20">Wed 8/16/2017 <text:span text:style-name="T1">3 miles</text:span></text:p>
      <text:p text:style-name="P20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20"/>
      <text:p text:style-name="P20">Thurs 8/17/2017 <text:span text:style-name="T1">4 miles</text:span></text:p>
      <text:p text:style-name="P20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20"/>
      <text:p text:style-name="P20">Fri 8/18/2017 <text:span text:style-name="T1">1 mile</text:span></text:p>
      <text:p text:style-name="P20">I ran ½ mile to the Wise Center. <text:s/>Then I did about 24 exercises using weight machines. On most machines I did one set. <text:s/>On a few for my legs I did two sets. I ran ½ mile home.</text:p>
      <text:p text:style-name="P20"/>
      <text:p text:style-name="P19"><text:s/>miles in the last week 41.8</text:p>
      <text:p text:style-name="P19"/>
      <text:p text:style-name="P19"/>
      <text:p text:style-name="P12"><text:soft-page-break/><text:span text:style-name="T2">Sat 8/19/2017 </text:span>4.5 miles</text:p>
      <text:p text:style-name="P11">I ran on the high school track. <text:s/>First I ran 2 miles. Splits: 9:21, (4:16+3:56) = 8:10</text:p>
      <text:p text:style-name="P11">Then I ran 4 x 300 meters with a 500 meter jog before each run. <text:s/>The jogs were in about 3:55 and the runs were 1:18, 1:17, 1:15 and 1:13. The time of 1:13 for 300 meters is about 6:31/mile pace. <text:s/>I warmed down with a ½ mile in 5:37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9T15:05:21.20</dc:date>
    <dc:creator>James Lombardi</dc:creator>
    <meta:editing-duration>PT18H5M53S</meta:editing-duration>
    <meta:editing-cycles>93</meta:editing-cycles>
    <meta:generator>OpenOffice/4.1.2$Win32 OpenOffice.org_project/412m3$Build-9782</meta:generator>
    <meta:document-statistic meta:table-count="0" meta:image-count="0" meta:object-count="0" meta:page-count="7" meta:paragraph-count="118" meta:word-count="2580" meta:character-count="13129"/>
  </office:meta>
</office:document-meta>
</file>